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X &lt;serial number&gt;</text:p>
          </table:table-cell>
          <table:table-cell office:value-type="string">
            <text:p>Serial Number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3"/>
          <table:table-cell table:style-name="ce5" office:value-type="string">
            <text:p>Addres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4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4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MA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MA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8">10/28/2011</text:date>, <text:time>09:5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1-10-28T09:52:58</dc:date>
    <meta:editing-duration>PT19H13M35S</meta:editing-duration>
    <meta:editing-cycles>29</meta:editing-cycles>
    <meta:generator>LibreOffice/3.4$Linux LibreOffice_project/340m1$Build-302</meta:generator>
    <meta:document-statistic meta:table-count="3" meta:cell-count="386" meta:object-count="0"/>
  </office:meta>
</office:document-meta>
</file>